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PageStyle_5f_Court1">
      <style:table-properties table:display="true" style:writing-mode="lr-tb"/>
    </style:style>
    <style:style style:name="ta2" style:family="table" style:master-page-name="PageStyle_5f_Court2">
      <style:table-properties table:display="true" style:writing-mode="lr-tb"/>
    </style:style>
    <style:style style:name="ta3" style:family="table" style:master-page-name="PageStyle_5f_Court3">
      <style:table-properties table:display="true" style:writing-mode="lr-tb"/>
    </style:style>
    <style:style style:name="ta4" style:family="table" style:master-page-name="PageStyle_5f_Court4">
      <style:table-properties table:display="true" style:writing-mode="lr-tb"/>
    </style:style>
    <style:style style:name="ta5" style:family="table" style:master-page-name="PageStyle_5f_Court5">
      <style:table-properties table:display="true" style:writing-mode="lr-tb"/>
    </style:style>
    <style:style style:name="ta6" style:family="table" style:master-page-name="PageStyle_5f_Court6">
      <style:table-properties table:display="true" style:writing-mode="lr-tb"/>
    </style:style>
    <style:style style:name="ta7" style:family="table" style:master-page-name="PageStyle_5f_Court7">
      <style:table-properties table:display="true" style:writing-mode="lr-tb"/>
    </style:style>
    <style:style style:name="ta8" style:family="table" style:master-page-name="PageStyle_5f_Court8">
      <style:table-properties table:display="true" style:writing-mode="lr-tb"/>
    </style:style>
    <style:style style:name="ta9" style:family="table" style:master-page-name="PageStyle_5f_Court9">
      <style:table-properties table:display="true" style:writing-mode="lr-tb"/>
    </style:style>
    <style:style style:name="ta10" style:family="table" style:master-page-name="PageStyle_5f_Court10">
      <style:table-properties table:display="true" style:writing-mode="lr-tb"/>
    </style:style>
    <style:style style:name="ta11" style:family="table" style:master-page-name="PageStyle_5f_Court11">
      <style:table-properties table:display="true" style:writing-mode="lr-tb"/>
    </style:style>
    <style:style style:name="ta12" style:family="table" style:master-page-name="PageStyle_5f_Court12">
      <style:table-properties table:display="true" style:writing-mode="lr-tb"/>
    </style:style>
    <style:style style:name="ta13" style:family="table" style:master-page-name="PageStyle_5f_Court13">
      <style:table-properties table:display="true" style:writing-mode="lr-tb"/>
    </style:style>
    <style:style style:name="ta14" style:family="table" style:master-page-name="PageStyle_5f_Court14">
      <style:table-properties table:display="true" style:writing-mode="lr-tb"/>
    </style:style>
    <style:style style:name="ta15" style:family="table" style:master-page-name="PageStyle_5f_Court15">
      <style:table-properties table:display="true" style:writing-mode="lr-tb"/>
    </style:style>
    <style:style style:name="ta16" style:family="table" style:master-page-name="PageStyle_5f_Court16">
      <style:table-properties table:display="true" style:writing-mode="lr-tb"/>
    </style:style>
    <style:style style:name="ta17" style:family="table" style:master-page-name="PageStyle_5f_Court17">
      <style:table-properties table:display="true" style:writing-mode="lr-tb"/>
    </style:style>
    <style:style style:name="ta18" style:family="table" style:master-page-name="PageStyle_5f_Court18">
      <style:table-properties table:display="true" style:writing-mode="lr-tb"/>
    </style:style>
    <style:style style:name="ta19" style:family="table" style:master-page-name="PageStyle_5f_Court19">
      <style:table-properties table:display="true" style:writing-mode="lr-tb"/>
    </style:style>
    <style:style style:name="ta20" style:family="table" style:master-page-name="PageStyle_5f_Court20">
      <style:table-properties table:display="true" style:writing-mode="lr-tb"/>
    </style:style>
    <style:style style:name="ta21" style:family="table" style:master-page-name="PageStyle_5f_Court21">
      <style:table-properties table:display="true" style:writing-mode="lr-tb"/>
    </style:style>
    <style:style style:name="ta22" style:family="table" style:master-page-name="PageStyle_5f_Court22">
      <style:table-properties table:display="true" style:writing-mode="lr-tb"/>
    </style:style>
    <style:style style:name="ta23" style:family="table" style:master-page-name="PageStyle_5f_Court23">
      <style:table-properties table:display="true" style:writing-mode="lr-tb"/>
    </style:style>
    <style:style style:name="ta24" style:family="table" style:master-page-name="PageStyle_5f_Court24">
      <style:table-properties table:display="true" style:writing-mode="lr-tb"/>
    </style:style>
    <style:style style:name="ta25" style:family="table" style:master-page-name="PageStyle_5f_Court25">
      <style:table-properties table:display="true" style:writing-mode="lr-tb"/>
    </style:style>
    <style:style style:name="ta26" style:family="table" style:master-page-name="PageStyle_5f_Court26">
      <style:table-properties table:display="true" style:writing-mode="lr-tb"/>
    </style:style>
    <style:style style:name="ta27" style:family="table" style:master-page-name="PageStyle_5f_Court27">
      <style:table-properties table:display="true" style:writing-mode="lr-tb"/>
    </style:style>
    <style:style style:name="ta28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ourt1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47.24115937" calcext:value-type="float">
            <text:p>47.24115937</text:p>
          </table:table-cell>
        </table:table-row>
        <table:table-row table:style-name="ro1">
          <table:table-cell table:style-name="ce1" office:value-type="string" calcext:value-type="string">
            <text:p>RHJackson</text:p>
          </table:table-cell>
          <table:table-cell/>
          <table:table-cell table:style-name="ce1" office:value-type="float" office:value="27.05491321" calcext:value-type="float">
            <text:p>27.05491321</text:p>
          </table:table-cell>
        </table:table-row>
        <table:table-row table:style-name="ro1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6.19841704" calcext:value-type="float">
            <text:p>16.19841704</text:p>
          </table:table-cell>
        </table:table-row>
        <table:table-row table:style-name="ro1"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13.19427294" calcext:value-type="float">
            <text:p>13.19427294</text:p>
          </table:table-cell>
        </table:table-row>
        <table:table-row table:style-name="ro1"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11.79255323" calcext:value-type="float">
            <text:p>11.79255323</text:p>
          </table:table-cell>
        </table:table-row>
        <table:table-row table:style-name="ro1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1.57612591" calcext:value-type="float">
            <text:p>11.57612591</text:p>
          </table:table-cell>
        </table:table-row>
        <table:table-row table:style-name="ro1">
          <table:table-cell table:style-name="ce1" office:value-type="string" calcext:value-type="string">
            <text:p>WBRutledge</text:p>
          </table:table-cell>
          <table:table-cell/>
          <table:table-cell table:style-name="ce1" office:value-type="float" office:value="10.59202086" calcext:value-type="float">
            <text:p>10.59202086</text:p>
          </table:table-cell>
        </table:table-row>
        <table:table-row table:style-name="ro1">
          <table:table-cell table:style-name="ce1" office:value-type="string" calcext:value-type="string">
            <text:p>FMurphy</text:p>
          </table:table-cell>
          <table:table-cell/>
          <table:table-cell table:style-name="ce1" office:value-type="float" office:value="9.6971765" calcext:value-type="float">
            <text:p>9.6971765</text:p>
          </table:table-cell>
        </table:table-row>
        <table:table-row table:style-name="ro1">
          <table:table-cell table:style-name="ce1" office:value-type="string" calcext:value-type="string">
            <text:p>FMVinson</text:p>
          </table:table-cell>
          <table:table-cell/>
          <table:table-cell table:style-name="ce1" office:value-type="float" office:value="8.60009365" calcext:value-type="float">
            <text:p>8.60009365</text:p>
          </table:table-cell>
        </table:table-row>
        <table:table-row table:style-name="ro2">
          <table:table-cell/>
          <table:table-cell office:value-type="string" calcext:value-type="string">
            <text:p>SUM</text:p>
          </table:table-cell>
          <table:table-cell table:formula="of:=SUM([.C2:.C10])" office:value-type="float" office:value="155.94673271" calcext:value-type="float">
            <text:p>155.94673271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urt2" table:style-name="ta2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FMVinson</text:p>
          </table:table-cell>
          <table:table-cell/>
          <table:table-cell table:style-name="ce1" office:value-type="float" office:value="47.24115937" calcext:value-type="float">
            <text:p>47.24115937</text:p>
          </table:table-cell>
        </table:table-row>
        <table:table-row table:style-name="ro1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21.78507127" calcext:value-type="float">
            <text:p>21.78507127</text:p>
          </table:table-cell>
        </table:table-row>
        <table:table-row table:style-name="ro1"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18.53861006" calcext:value-type="float">
            <text:p>18.53861006</text:p>
          </table:table-cell>
        </table:table-row>
        <table:table-row table:style-name="ro1"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14.97813744" calcext:value-type="float">
            <text:p>14.97813744</text:p>
          </table:table-cell>
        </table:table-row>
        <table:table-row table:style-name="ro1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3.02781435" calcext:value-type="float">
            <text:p>13.02781435</text:p>
          </table:table-cell>
        </table:table-row>
        <table:table-row table:style-name="ro1">
          <table:table-cell table:style-name="ce1" office:value-type="string" calcext:value-type="string">
            <text:p>RHJackson</text:p>
          </table:table-cell>
          <table:table-cell/>
          <table:table-cell table:style-name="ce1" office:value-type="float" office:value="11.80246959" calcext:value-type="float">
            <text:p>11.80246959</text:p>
          </table:table-cell>
        </table:table-row>
        <table:table-row table:style-name="ro1"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11.01275491" calcext:value-type="float">
            <text:p>11.01275491</text:p>
          </table:table-cell>
        </table:table-row>
        <table:table-row table:style-name="ro1"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10.89896623" calcext:value-type="float">
            <text:p>10.89896623</text:p>
          </table:table-cell>
        </table:table-row>
        <table:table-row table:style-name="ro1">
          <table:table-cell table:style-name="ce1" office:value-type="string" calcext:value-type="string">
            <text:p>SMinton</text:p>
          </table:table-cell>
          <table:table-cell/>
          <table:table-cell table:style-name="ce1" office:value-type="float" office:value="9.08143654" calcext:value-type="float">
            <text:p>9.08143654</text:p>
          </table:table-cell>
        </table:table-row>
        <table:table-row table:style-name="ro2">
          <table:table-cell/>
          <table:table-cell office:value-type="string" calcext:value-type="string">
            <text:p>SUM</text:p>
          </table:table-cell>
          <table:table-cell table:formula="of:=SUM([.C2:.C10])" office:value-type="float" office:value="158.36641976" calcext:value-type="float">
            <text:p>158.36641976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urt3" table:style-name="ta3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47.24115937" calcext:value-type="float">
            <text:p>47.24115937</text:p>
          </table:table-cell>
        </table:table-row>
        <table:table-row table:style-name="ro1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2.79670935" calcext:value-type="float">
            <text:p>12.79670935</text:p>
          </table:table-cell>
        </table:table-row>
        <table:table-row table:style-name="ro1"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8.6827833" calcext:value-type="float">
            <text:p>8.6827833</text:p>
          </table:table-cell>
        </table:table-row>
        <table:table-row table:style-name="ro1"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7.64257223" calcext:value-type="float">
            <text:p>7.64257223</text:p>
          </table:table-cell>
        </table:table-row>
        <table:table-row table:style-name="ro1"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6.98877237" calcext:value-type="float">
            <text:p>6.98877237</text:p>
          </table:table-cell>
        </table:table-row>
        <table:table-row table:style-name="ro1"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6.44050493" calcext:value-type="float">
            <text:p>6.44050493</text:p>
          </table:table-cell>
        </table:table-row>
        <table:table-row table:style-name="ro1"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6.11023674" calcext:value-type="float">
            <text:p>6.11023674</text:p>
          </table:table-cell>
        </table:table-row>
        <table:table-row table:style-name="ro1">
          <table:table-cell table:style-name="ce1" office:value-type="string" calcext:value-type="string">
            <text:p>SMinton</text:p>
          </table:table-cell>
          <table:table-cell/>
          <table:table-cell table:style-name="ce1" office:value-type="float" office:value="5.34070911" calcext:value-type="float">
            <text:p>5.34070911</text:p>
          </table:table-cell>
        </table:table-row>
        <table:table-row table:style-name="ro1">
          <table:table-cell table:style-name="ce1" office:value-type="string" calcext:value-type="string">
            <text:p>RHJackson</text:p>
          </table:table-cell>
          <table:table-cell/>
          <table:table-cell table:style-name="ce1" office:value-type="float" office:value="3.9800753" calcext:value-type="float">
            <text:p>3.9800753</text:p>
          </table:table-cell>
        </table:table-row>
        <table:table-row table:style-name="ro2">
          <table:table-cell/>
          <table:table-cell office:value-type="string" calcext:value-type="string">
            <text:p>SUM</text:p>
          </table:table-cell>
          <table:table-cell table:formula="of:=SUM([.C2:.C10])" office:value-type="float" office:value="105.2235227" calcext:value-type="float">
            <text:p>105.2235227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urt4" table:style-name="ta4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47.24115937" calcext:value-type="float">
            <text:p>47.24115937</text:p>
          </table:table-cell>
        </table:table-row>
        <table:table-row table:style-name="ro1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5.86711084" calcext:value-type="float">
            <text:p>15.86711084</text:p>
          </table:table-cell>
        </table:table-row>
        <table:table-row table:style-name="ro1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1.47464772" calcext:value-type="float">
            <text:p>11.47464772</text:p>
          </table:table-cell>
        </table:table-row>
        <table:table-row table:style-name="ro1"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7.85051061" calcext:value-type="float">
            <text:p>7.85051061</text:p>
          </table:table-cell>
        </table:table-row>
        <table:table-row table:style-name="ro1"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7.40767442" calcext:value-type="float">
            <text:p>7.40767442</text:p>
          </table:table-cell>
        </table:table-row>
        <table:table-row table:style-name="ro1"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6.48568907" calcext:value-type="float">
            <text:p>6.48568907</text:p>
          </table:table-cell>
        </table:table-row>
        <table:table-row table:style-name="ro1"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5.7754742" calcext:value-type="float">
            <text:p>5.7754742</text:p>
          </table:table-cell>
        </table:table-row>
        <table:table-row table:style-name="ro1"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5.01229355" calcext:value-type="float">
            <text:p>5.01229355</text:p>
          </table:table-cell>
        </table:table-row>
        <table:table-row table:style-name="ro1">
          <table:table-cell table:style-name="ce1" office:value-type="string" calcext:value-type="string">
            <text:p>SMinton</text:p>
          </table:table-cell>
          <table:table-cell/>
          <table:table-cell table:style-name="ce1" office:value-type="float" office:value="4.14994423" calcext:value-type="float">
            <text:p>4.14994423</text:p>
          </table:table-cell>
        </table:table-row>
        <table:table-row table:style-name="ro2">
          <table:table-cell/>
          <table:table-cell office:value-type="string" calcext:value-type="string">
            <text:p>SUM</text:p>
          </table:table-cell>
          <table:table-cell table:formula="of:=SUM([.C2:.C10])" office:value-type="float" office:value="111.26450401" calcext:value-type="float">
            <text:p>111.26450401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urt5" table:style-name="ta5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47.24115937" calcext:value-type="float">
            <text:p>47.24115937</text:p>
          </table:table-cell>
        </table:table-row>
        <table:table-row table:style-name="ro1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9.32574858" calcext:value-type="float">
            <text:p>9.32574858</text:p>
          </table:table-cell>
        </table:table-row>
        <table:table-row table:style-name="ro1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6.45392535" calcext:value-type="float">
            <text:p>6.45392535</text:p>
          </table:table-cell>
        </table:table-row>
        <table:table-row table:style-name="ro1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4.89697323" calcext:value-type="float">
            <text:p>4.89697323</text:p>
          </table:table-cell>
        </table:table-row>
        <table:table-row table:style-name="ro1"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4.84004213" calcext:value-type="float">
            <text:p>4.84004213</text:p>
          </table:table-cell>
        </table:table-row>
        <table:table-row table:style-name="ro1"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4.09768381" calcext:value-type="float">
            <text:p>4.09768381</text:p>
          </table:table-cell>
        </table:table-row>
        <table:table-row table:style-name="ro1"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3.46989097" calcext:value-type="float">
            <text:p>3.46989097</text:p>
          </table:table-cell>
        </table:table-row>
        <table:table-row table:style-name="ro1"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2.97131926" calcext:value-type="float">
            <text:p>2.97131926</text:p>
          </table:table-cell>
        </table:table-row>
        <table:table-row table:style-name="ro1">
          <table:table-cell table:style-name="ce1" office:value-type="string" calcext:value-type="string">
            <text:p>SFReed</text:p>
          </table:table-cell>
          <table:table-cell/>
          <table:table-cell table:style-name="ce1" office:value-type="float" office:value="2.00147753" calcext:value-type="float">
            <text:p>2.00147753</text:p>
          </table:table-cell>
        </table:table-row>
        <table:table-row table:style-name="ro2">
          <table:table-cell/>
          <table:table-cell office:value-type="string" calcext:value-type="string">
            <text:p>SUM</text:p>
          </table:table-cell>
          <table:table-cell table:formula="of:=SUM([.C2:.C10])" office:value-type="float" office:value="85.29822023" calcext:value-type="float">
            <text:p>85.29822023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urt6" table:style-name="ta6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47.24115937" calcext:value-type="float">
            <text:p>47.24115937</text:p>
          </table:table-cell>
        </table:table-row>
        <table:table-row table:style-name="ro1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22.52663136" calcext:value-type="float">
            <text:p>22.52663136</text:p>
          </table:table-cell>
        </table:table-row>
        <table:table-row table:style-name="ro1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3.59948079" calcext:value-type="float">
            <text:p>13.59948079</text:p>
          </table:table-cell>
        </table:table-row>
        <table:table-row table:style-name="ro1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0.2340342" calcext:value-type="float">
            <text:p>10.2340342</text:p>
          </table:table-cell>
        </table:table-row>
        <table:table-row table:style-name="ro1"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8.80675185" calcext:value-type="float">
            <text:p>8.80675185</text:p>
          </table:table-cell>
        </table:table-row>
        <table:table-row table:style-name="ro1"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7.8799767" calcext:value-type="float">
            <text:p>7.8799767</text:p>
          </table:table-cell>
        </table:table-row>
        <table:table-row table:style-name="ro1"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7.45751003" calcext:value-type="float">
            <text:p>7.45751003</text:p>
          </table:table-cell>
        </table:table-row>
        <table:table-row table:style-name="ro1">
          <table:table-cell table:style-name="ce1" office:value-type="string" calcext:value-type="string">
            <text:p>CEWhittaker</text:p>
          </table:table-cell>
          <table:table-cell/>
          <table:table-cell table:style-name="ce1" office:value-type="float" office:value="6.93709352" calcext:value-type="float">
            <text:p>6.93709352</text:p>
          </table:table-cell>
        </table:table-row>
        <table:table-row table:style-name="ro1">
          <table:table-cell table:style-name="ce1" office:value-type="string" calcext:value-type="string">
            <text:p>HHBurton</text:p>
          </table:table-cell>
          <table:table-cell/>
          <table:table-cell table:style-name="ce1" office:value-type="float" office:value="5.69939299" calcext:value-type="float">
            <text:p>5.69939299</text:p>
          </table:table-cell>
        </table:table-row>
        <table:table-row table:style-name="ro2">
          <table:table-cell/>
          <table:table-cell office:value-type="string" calcext:value-type="string">
            <text:p>SUM</text:p>
          </table:table-cell>
          <table:table-cell table:formula="of:=SUM([.C2:.C10])" office:value-type="float" office:value="130.38203081" calcext:value-type="float">
            <text:p>130.38203081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urt7" table:style-name="ta7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47.24115937" calcext:value-type="float">
            <text:p>47.24115937</text:p>
          </table:table-cell>
        </table:table-row>
        <table:table-row table:style-name="ro1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31.13884672" calcext:value-type="float">
            <text:p>31.13884672</text:p>
          </table:table-cell>
        </table:table-row>
        <table:table-row table:style-name="ro1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5.05121545" calcext:value-type="float">
            <text:p>15.05121545</text:p>
          </table:table-cell>
        </table:table-row>
        <table:table-row table:style-name="ro1"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13.56818766" calcext:value-type="float">
            <text:p>13.56818766</text:p>
          </table:table-cell>
        </table:table-row>
        <table:table-row table:style-name="ro1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3.26824471" calcext:value-type="float">
            <text:p>13.26824471</text:p>
          </table:table-cell>
        </table:table-row>
        <table:table-row table:style-name="ro1"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12.13398951" calcext:value-type="float">
            <text:p>12.13398951</text:p>
          </table:table-cell>
        </table:table-row>
        <table:table-row table:style-name="ro1"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11.27117667" calcext:value-type="float">
            <text:p>11.27117667</text:p>
          </table:table-cell>
        </table:table-row>
        <table:table-row table:style-name="ro1"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10.26418519" calcext:value-type="float">
            <text:p>10.26418519</text:p>
          </table:table-cell>
        </table:table-row>
        <table:table-row table:style-name="ro1">
          <table:table-cell table:style-name="ce1" office:value-type="string" calcext:value-type="string">
            <text:p>CEWhittaker</text:p>
          </table:table-cell>
          <table:table-cell/>
          <table:table-cell table:style-name="ce1" office:value-type="float" office:value="8.28436319" calcext:value-type="float">
            <text:p>8.28436319</text:p>
          </table:table-cell>
        </table:table-row>
        <table:table-row table:style-name="ro2">
          <table:table-cell/>
          <table:table-cell office:value-type="string" calcext:value-type="string">
            <text:p>SUM</text:p>
          </table:table-cell>
          <table:table-cell table:formula="of:=SUM([.C2:.C10])" office:value-type="float" office:value="162.22136847" calcext:value-type="float">
            <text:p>162.22136847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urt8" table:style-name="ta8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47.24115937" calcext:value-type="float">
            <text:p>47.24115937</text:p>
          </table:table-cell>
        </table:table-row>
        <table:table-row table:style-name="ro1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9.24009289" calcext:value-type="float">
            <text:p>9.24009289</text:p>
          </table:table-cell>
        </table:table-row>
        <table:table-row table:style-name="ro1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5.9487477" calcext:value-type="float">
            <text:p>5.9487477</text:p>
          </table:table-cell>
        </table:table-row>
        <table:table-row table:style-name="ro1"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5.45429892" calcext:value-type="float">
            <text:p>5.45429892</text:p>
          </table:table-cell>
        </table:table-row>
        <table:table-row table:style-name="ro1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3.87753601" calcext:value-type="float">
            <text:p>3.87753601</text:p>
          </table:table-cell>
        </table:table-row>
        <table:table-row table:style-name="ro1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3.53278108" calcext:value-type="float">
            <text:p>3.53278108</text:p>
          </table:table-cell>
        </table:table-row>
        <table:table-row table:style-name="ro1"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3.00874256" calcext:value-type="float">
            <text:p>3.00874256</text:p>
          </table:table-cell>
        </table:table-row>
        <table:table-row table:style-name="ro1"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2.83991873" calcext:value-type="float">
            <text:p>2.83991873</text:p>
          </table:table-cell>
        </table:table-row>
        <table:table-row table:style-name="ro1">
          <table:table-cell table:style-name="ce1" office:value-type="string" calcext:value-type="string">
            <text:p>FFrankfurter</text:p>
          </table:table-cell>
          <table:table-cell/>
          <table:table-cell table:style-name="ce1" office:value-type="float" office:value="0.94204257" calcext:value-type="float">
            <text:p>0.94204257</text:p>
          </table:table-cell>
        </table:table-row>
        <table:table-row table:style-name="ro2">
          <table:table-cell/>
          <table:table-cell office:value-type="string" calcext:value-type="string">
            <text:p>SUM</text:p>
          </table:table-cell>
          <table:table-cell table:formula="of:=SUM([.C2:.C10])" office:value-type="float" office:value="82.08531983" calcext:value-type="float">
            <text:p>82.08531983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urt9" table:style-name="ta9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47.24115937" calcext:value-type="float">
            <text:p>47.24115937</text:p>
          </table:table-cell>
        </table:table-row>
        <table:table-row table:style-name="ro1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24.62602486" calcext:value-type="float">
            <text:p>24.62602486</text:p>
          </table:table-cell>
        </table:table-row>
        <table:table-row table:style-name="ro1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5.23820675" calcext:value-type="float">
            <text:p>15.23820675</text:p>
          </table:table-cell>
        </table:table-row>
        <table:table-row table:style-name="ro1"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13.48739997" calcext:value-type="float">
            <text:p>13.48739997</text:p>
          </table:table-cell>
        </table:table-row>
        <table:table-row table:style-name="ro1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3.16126312" calcext:value-type="float">
            <text:p>13.16126312</text:p>
          </table:table-cell>
        </table:table-row>
        <table:table-row table:style-name="ro1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11.99748065" calcext:value-type="float">
            <text:p>11.99748065</text:p>
          </table:table-cell>
        </table:table-row>
        <table:table-row table:style-name="ro1"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11.80075325" calcext:value-type="float">
            <text:p>11.80075325</text:p>
          </table:table-cell>
        </table:table-row>
        <table:table-row table:style-name="ro1"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9.3021251" calcext:value-type="float">
            <text:p>9.3021251</text:p>
          </table:table-cell>
        </table:table-row>
        <table:table-row table:style-name="ro1">
          <table:table-cell table:style-name="ce1" office:value-type="string" calcext:value-type="string">
            <text:p>AJGoldberg</text:p>
          </table:table-cell>
          <table:table-cell/>
          <table:table-cell table:style-name="ce1" office:value-type="float" office:value="6.28369191" calcext:value-type="float">
            <text:p>6.28369191</text:p>
          </table:table-cell>
        </table:table-row>
        <table:table-row table:style-name="ro2">
          <table:table-cell/>
          <table:table-cell office:value-type="string" calcext:value-type="string">
            <text:p>SUM</text:p>
          </table:table-cell>
          <table:table-cell table:formula="of:=SUM([.C2:.C10])" office:value-type="float" office:value="153.13810498" calcext:value-type="float">
            <text:p>153.13810498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urt10" table:style-name="ta10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47.24115937" calcext:value-type="float">
            <text:p>47.24115937</text:p>
          </table:table-cell>
        </table:table-row>
        <table:table-row table:style-name="ro1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21.10114122" calcext:value-type="float">
            <text:p>21.10114122</text:p>
          </table:table-cell>
        </table:table-row>
        <table:table-row table:style-name="ro1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4.1291553" calcext:value-type="float">
            <text:p>14.1291553</text:p>
          </table:table-cell>
        </table:table-row>
        <table:table-row table:style-name="ro1">
          <table:table-cell table:style-name="ce1" office:value-type="string" calcext:value-type="string">
            <text:p>TCClark</text:p>
          </table:table-cell>
          <table:table-cell/>
          <table:table-cell table:style-name="ce1" office:value-type="float" office:value="11.78174338" calcext:value-type="float">
            <text:p>11.78174338</text:p>
          </table:table-cell>
        </table:table-row>
        <table:table-row table:style-name="ro1"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10.38185381" calcext:value-type="float">
            <text:p>10.38185381</text:p>
          </table:table-cell>
        </table:table-row>
        <table:table-row table:style-name="ro1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9.04658976" calcext:value-type="float">
            <text:p>9.04658976</text:p>
          </table:table-cell>
        </table:table-row>
        <table:table-row table:style-name="ro1"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8.51642242" calcext:value-type="float">
            <text:p>8.51642242</text:p>
          </table:table-cell>
        </table:table-row>
        <table:table-row table:style-name="ro1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8.09829307" calcext:value-type="float">
            <text:p>8.09829307</text:p>
          </table:table-cell>
        </table:table-row>
        <table:table-row table:style-name="ro1">
          <table:table-cell table:style-name="ce1" office:value-type="string" calcext:value-type="string">
            <text:p>AFortas</text:p>
          </table:table-cell>
          <table:table-cell/>
          <table:table-cell table:style-name="ce1" office:value-type="float" office:value="5.154033" calcext:value-type="float">
            <text:p>5.154033</text:p>
          </table:table-cell>
        </table:table-row>
        <table:table-row table:style-name="ro2">
          <table:table-cell/>
          <table:table-cell office:value-type="string" calcext:value-type="string">
            <text:p>SUM</text:p>
          </table:table-cell>
          <table:table-cell table:formula="of:=SUM([.C2:.C10])" office:value-type="float" office:value="135.45039133" calcext:value-type="float">
            <text:p>135.45039133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urt11" table:style-name="ta1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EWarren</text:p>
          </table:table-cell>
          <table:table-cell/>
          <table:table-cell table:style-name="ce1" office:value-type="float" office:value="47.24115937" calcext:value-type="float">
            <text:p>47.24115937</text:p>
          </table:table-cell>
        </table:table-row>
        <table:table-row table:style-name="ro1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8.7834299" calcext:value-type="float">
            <text:p>18.7834299</text:p>
          </table:table-cell>
        </table:table-row>
        <table:table-row table:style-name="ro1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5.36036668" calcext:value-type="float">
            <text:p>15.36036668</text:p>
          </table:table-cell>
        </table:table-row>
        <table:table-row table:style-name="ro1"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13.35898503" calcext:value-type="float">
            <text:p>13.35898503</text:p>
          </table:table-cell>
        </table:table-row>
        <table:table-row table:style-name="ro1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1.26787116" calcext:value-type="float">
            <text:p>11.26787116</text:p>
          </table:table-cell>
        </table:table-row>
        <table:table-row table:style-name="ro1"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10.40341226" calcext:value-type="float">
            <text:p>10.40341226</text:p>
          </table:table-cell>
        </table:table-row>
        <table:table-row table:style-name="ro1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9.71939873" calcext:value-type="float">
            <text:p>9.71939873</text:p>
          </table:table-cell>
        </table:table-row>
        <table:table-row table:style-name="ro1">
          <table:table-cell table:style-name="ce1" office:value-type="string" calcext:value-type="string">
            <text:p>AFortas</text:p>
          </table:table-cell>
          <table:table-cell/>
          <table:table-cell table:style-name="ce1" office:value-type="float" office:value="7.96753358" calcext:value-type="float">
            <text:p>7.96753358</text:p>
          </table:table-cell>
        </table:table-row>
        <table:table-row table:style-name="ro1"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5.69008044" calcext:value-type="float">
            <text:p>5.69008044</text:p>
          </table:table-cell>
        </table:table-row>
        <table:table-row table:style-name="ro2">
          <table:table-cell/>
          <table:table-cell office:value-type="string" calcext:value-type="string">
            <text:p>SUM</text:p>
          </table:table-cell>
          <table:table-cell table:formula="of:=SUM([.C2:.C10])" office:value-type="float" office:value="139.79223715" calcext:value-type="float">
            <text:p>139.79223715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urt12" table:style-name="ta12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47.24115937" calcext:value-type="float">
            <text:p>47.24115937</text:p>
          </table:table-cell>
        </table:table-row>
        <table:table-row table:style-name="ro1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0.77842022" calcext:value-type="float">
            <text:p>10.77842022</text:p>
          </table:table-cell>
        </table:table-row>
        <table:table-row table:style-name="ro1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8.89430748" calcext:value-type="float">
            <text:p>8.89430748</text:p>
          </table:table-cell>
        </table:table-row>
        <table:table-row table:style-name="ro1"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6.70695655" calcext:value-type="float">
            <text:p>6.70695655</text:p>
          </table:table-cell>
        </table:table-row>
        <table:table-row table:style-name="ro1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5.93546916" calcext:value-type="float">
            <text:p>5.93546916</text:p>
          </table:table-cell>
        </table:table-row>
        <table:table-row table:style-name="ro1"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4.84421322" calcext:value-type="float">
            <text:p>4.84421322</text:p>
          </table:table-cell>
        </table:table-row>
        <table:table-row table:style-name="ro1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4.29595396" calcext:value-type="float">
            <text:p>4.29595396</text:p>
          </table:table-cell>
        </table:table-row>
        <table:table-row table:style-name="ro1"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3.6847037" calcext:value-type="float">
            <text:p>3.6847037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SUM</text:p>
          </table:table-cell>
          <table:table-cell table:formula="of:=SUM([.C2:.C10])" office:value-type="float" office:value="92.38118366" calcext:value-type="float">
            <text:p>92.38118366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urt13" table:style-name="ta13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JHarlan2</text:p>
          </table:table-cell>
          <table:table-cell/>
          <table:table-cell table:style-name="ce1" office:value-type="float" office:value="47.24115937" calcext:value-type="float">
            <text:p>47.24115937</text:p>
          </table:table-cell>
        </table:table-row>
        <table:table-row table:style-name="ro1">
          <table:table-cell table:style-name="ce1" office:value-type="string" calcext:value-type="string">
            <text:p>HLBlack</text:p>
          </table:table-cell>
          <table:table-cell/>
          <table:table-cell table:style-name="ce1" office:value-type="float" office:value="17.35918982" calcext:value-type="float">
            <text:p>17.35918982</text:p>
          </table:table-cell>
        </table:table-row>
        <table:table-row table:style-name="ro1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11.22931869" calcext:value-type="float">
            <text:p>11.22931869</text:p>
          </table:table-cell>
        </table:table-row>
        <table:table-row table:style-name="ro1"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9.79821456" calcext:value-type="float">
            <text:p>9.79821456</text:p>
          </table:table-cell>
        </table:table-row>
        <table:table-row table:style-name="ro1"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8.6989556" calcext:value-type="float">
            <text:p>8.6989556</text:p>
          </table:table-cell>
        </table:table-row>
        <table:table-row table:style-name="ro1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8.09890769" calcext:value-type="float">
            <text:p>8.09890769</text:p>
          </table:table-cell>
        </table:table-row>
        <table:table-row table:style-name="ro1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7.64222995" calcext:value-type="float">
            <text:p>7.64222995</text:p>
          </table:table-cell>
        </table:table-row>
        <table:table-row table:style-name="ro1"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6.00868959" calcext:value-type="float">
            <text:p>6.00868959</text:p>
          </table:table-cell>
        </table:table-row>
        <table:table-row table:style-name="ro1"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4.90520237" calcext:value-type="float">
            <text:p>4.90520237</text:p>
          </table:table-cell>
        </table:table-row>
        <table:table-row table:style-name="ro2">
          <table:table-cell/>
          <table:table-cell office:value-type="string" calcext:value-type="string">
            <text:p>SUM</text:p>
          </table:table-cell>
          <table:table-cell table:formula="of:=SUM([.C2:.C10])" office:value-type="float" office:value="120.98186764" calcext:value-type="float">
            <text:p>120.98186764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urt14" table:style-name="ta14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WODouglas</text:p>
          </table:table-cell>
          <table:table-cell/>
          <table:table-cell table:style-name="ce1" office:value-type="float" office:value="47.24115937" calcext:value-type="float">
            <text:p>47.24115937</text:p>
          </table:table-cell>
        </table:table-row>
        <table:table-row table:style-name="ro1"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36.57168562" calcext:value-type="float">
            <text:p>36.57168562</text:p>
          </table:table-cell>
        </table:table-row>
        <table:table-row table:style-name="ro1"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18.51780063" calcext:value-type="float">
            <text:p>18.51780063</text:p>
          </table:table-cell>
        </table:table-row>
        <table:table-row table:style-name="ro1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16.51581705" calcext:value-type="float">
            <text:p>16.51581705</text:p>
          </table:table-cell>
        </table:table-row>
        <table:table-row table:style-name="ro1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14.46646954" calcext:value-type="float">
            <text:p>14.46646954</text:p>
          </table:table-cell>
        </table:table-row>
        <table:table-row table:style-name="ro1"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14.24820793" calcext:value-type="float">
            <text:p>14.24820793</text:p>
          </table:table-cell>
        </table:table-row>
        <table:table-row table:style-name="ro1"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13.19391421" calcext:value-type="float">
            <text:p>13.19391421</text:p>
          </table:table-cell>
        </table:table-row>
        <table:table-row table:style-name="ro1"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10.79576262" calcext:value-type="float">
            <text:p>10.79576262</text:p>
          </table:table-cell>
        </table:table-row>
        <table:table-row table:style-name="ro1"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10.40750577" calcext:value-type="float">
            <text:p>10.40750577</text:p>
          </table:table-cell>
        </table:table-row>
        <table:table-row table:style-name="ro2">
          <table:table-cell/>
          <table:table-cell office:value-type="string" calcext:value-type="string">
            <text:p>SUM</text:p>
          </table:table-cell>
          <table:table-cell table:formula="of:=SUM([.C2:.C10])" office:value-type="float" office:value="181.95832274" calcext:value-type="float">
            <text:p>181.95832274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urt15" table:style-name="ta15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PStewart</text:p>
          </table:table-cell>
          <table:table-cell/>
          <table:table-cell table:style-name="ce1" office:value-type="float" office:value="47.24115937" calcext:value-type="float">
            <text:p>47.24115937</text:p>
          </table:table-cell>
        </table:table-row>
        <table:table-row table:style-name="ro1"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40.17398948" calcext:value-type="float">
            <text:p>40.17398948</text:p>
          </table:table-cell>
        </table:table-row>
        <table:table-row table:style-name="ro1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24.38051282" calcext:value-type="float">
            <text:p>24.38051282</text:p>
          </table:table-cell>
        </table:table-row>
        <table:table-row table:style-name="ro1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21.53400848" calcext:value-type="float">
            <text:p>21.53400848</text:p>
          </table:table-cell>
        </table:table-row>
        <table:table-row table:style-name="ro1"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19.25541516" calcext:value-type="float">
            <text:p>19.25541516</text:p>
          </table:table-cell>
        </table:table-row>
        <table:table-row table:style-name="ro1"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18.50970469" calcext:value-type="float">
            <text:p>18.50970469</text:p>
          </table:table-cell>
        </table:table-row>
        <table:table-row table:style-name="ro1"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17.47837656" calcext:value-type="float">
            <text:p>17.47837656</text:p>
          </table:table-cell>
        </table:table-row>
        <table:table-row table:style-name="ro1"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14.46408224" calcext:value-type="float">
            <text:p>14.46408224</text:p>
          </table:table-cell>
        </table:table-row>
        <table:table-row table:style-name="ro1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1.88943565" calcext:value-type="float">
            <text:p>11.88943565</text:p>
          </table:table-cell>
        </table:table-row>
        <table:table-row table:style-name="ro2">
          <table:table-cell/>
          <table:table-cell office:value-type="string" calcext:value-type="string">
            <text:p>SUM</text:p>
          </table:table-cell>
          <table:table-cell table:formula="of:=SUM([.C2:.C10])" office:value-type="float" office:value="214.92668445" calcext:value-type="float">
            <text:p>214.92668445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urt16" table:style-name="ta16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47.24115937" calcext:value-type="float">
            <text:p>47.24115937</text:p>
          </table:table-cell>
        </table:table-row>
        <table:table-row table:style-name="ro1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39.53972152" calcext:value-type="float">
            <text:p>39.53972152</text:p>
          </table:table-cell>
        </table:table-row>
        <table:table-row table:style-name="ro1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22.00730601" calcext:value-type="float">
            <text:p>22.00730601</text:p>
          </table:table-cell>
        </table:table-row>
        <table:table-row table:style-name="ro1">
          <table:table-cell table:style-name="ce1" office:value-type="string" calcext:value-type="string">
            <text:p>WEBurger</text:p>
          </table:table-cell>
          <table:table-cell/>
          <table:table-cell table:style-name="ce1" office:value-type="float" office:value="18.18197064" calcext:value-type="float">
            <text:p>18.18197064</text:p>
          </table:table-cell>
        </table:table-row>
        <table:table-row table:style-name="ro1"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17.6779289" calcext:value-type="float">
            <text:p>17.6779289</text:p>
          </table:table-cell>
        </table:table-row>
        <table:table-row table:style-name="ro1"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16.43858369" calcext:value-type="float">
            <text:p>16.43858369</text:p>
          </table:table-cell>
        </table:table-row>
        <table:table-row table:style-name="ro1"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13.19191775" calcext:value-type="float">
            <text:p>13.19191775</text:p>
          </table:table-cell>
        </table:table-row>
        <table:table-row table:style-name="ro1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3.05072911" calcext:value-type="float">
            <text:p>13.05072911</text:p>
          </table:table-cell>
        </table:table-row>
        <table:table-row table:style-name="ro1"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11.40879122" calcext:value-type="float">
            <text:p>11.40879122</text:p>
          </table:table-cell>
        </table:table-row>
        <table:table-row table:style-name="ro2">
          <table:table-cell/>
          <table:table-cell office:value-type="string" calcext:value-type="string">
            <text:p>SUM</text:p>
          </table:table-cell>
          <table:table-cell table:formula="of:=SUM([.C2:.C10])" office:value-type="float" office:value="198.73810821" calcext:value-type="float">
            <text:p>198.73810821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urt17" table:style-name="ta17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47.24115937" calcext:value-type="float">
            <text:p>47.24115937</text:p>
          </table:table-cell>
        </table:table-row>
        <table:table-row table:style-name="ro1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21.4002029" calcext:value-type="float">
            <text:p>21.4002029</text:p>
          </table:table-cell>
        </table:table-row>
        <table:table-row table:style-name="ro1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10.23069265" calcext:value-type="float">
            <text:p>10.23069265</text:p>
          </table:table-cell>
        </table:table-row>
        <table:table-row table:style-name="ro1"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9.01065404" calcext:value-type="float">
            <text:p>9.01065404</text:p>
          </table:table-cell>
        </table:table-row>
        <table:table-row table:style-name="ro1"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8.73318406" calcext:value-type="float">
            <text:p>8.73318406</text:p>
          </table:table-cell>
        </table:table-row>
        <table:table-row table:style-name="ro1">
          <table:table-cell table:style-name="ce1" office:value-type="string" calcext:value-type="string">
            <text:p>LFPowell</text:p>
          </table:table-cell>
          <table:table-cell/>
          <table:table-cell table:style-name="ce1" office:value-type="float" office:value="7.65885005" calcext:value-type="float">
            <text:p>7.65885005</text:p>
          </table:table-cell>
        </table:table-row>
        <table:table-row table:style-name="ro1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7.0577875" calcext:value-type="float">
            <text:p>7.0577875</text:p>
          </table:table-cell>
        </table:table-row>
        <table:table-row table:style-name="ro1"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5.55854383" calcext:value-type="float">
            <text:p>5.55854383</text:p>
          </table:table-cell>
        </table:table-row>
        <table:table-row table:style-name="ro1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3.57838174" calcext:value-type="float">
            <text:p>3.57838174</text:p>
          </table:table-cell>
        </table:table-row>
        <table:table-row table:style-name="ro2">
          <table:table-cell/>
          <table:table-cell office:value-type="string" calcext:value-type="string">
            <text:p>SUM</text:p>
          </table:table-cell>
          <table:table-cell table:formula="of:=SUM([.C2:.C10])" office:value-type="float" office:value="120.46945614" calcext:value-type="float">
            <text:p>120.46945614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urt18" table:style-name="ta18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47.24115937" calcext:value-type="float">
            <text:p>47.24115937</text:p>
          </table:table-cell>
        </table:table-row>
        <table:table-row table:style-name="ro1">
          <table:table-cell table:style-name="ce1" office:value-type="string" calcext:value-type="string">
            <text:p>WJBrennan</text:p>
          </table:table-cell>
          <table:table-cell/>
          <table:table-cell table:style-name="ce1" office:value-type="float" office:value="31.21969397" calcext:value-type="float">
            <text:p>31.21969397</text:p>
          </table:table-cell>
        </table:table-row>
        <table:table-row table:style-name="ro1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14.73394981" calcext:value-type="float">
            <text:p>14.73394981</text:p>
          </table:table-cell>
        </table:table-row>
        <table:table-row table:style-name="ro1"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13.09573939" calcext:value-type="float">
            <text:p>13.09573939</text:p>
          </table:table-cell>
        </table:table-row>
        <table:table-row table:style-name="ro1"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11.94619517" calcext:value-type="float">
            <text:p>11.94619517</text:p>
          </table:table-cell>
        </table:table-row>
        <table:table-row table:style-name="ro1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0.90571538" calcext:value-type="float">
            <text:p>10.90571538</text:p>
          </table:table-cell>
        </table:table-row>
        <table:table-row table:style-name="ro1"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10.05183168" calcext:value-type="float">
            <text:p>10.05183168</text:p>
          </table:table-cell>
        </table:table-row>
        <table:table-row table:style-name="ro1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8.61364555" calcext:value-type="float">
            <text:p>8.61364555</text:p>
          </table:table-cell>
        </table:table-row>
        <table:table-row table:style-name="ro1"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44826501" calcext:value-type="float">
            <text:p>5.44826501</text:p>
          </table:table-cell>
        </table:table-row>
        <table:table-row table:style-name="ro2">
          <table:table-cell/>
          <table:table-cell office:value-type="string" calcext:value-type="string">
            <text:p>SUM</text:p>
          </table:table-cell>
          <table:table-cell table:formula="of:=SUM([.C2:.C10])" office:value-type="float" office:value="153.25619533" calcext:value-type="float">
            <text:p>153.25619533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urt19" table:style-name="ta19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TMarshall</text:p>
          </table:table-cell>
          <table:table-cell/>
          <table:table-cell table:style-name="ce1" office:value-type="float" office:value="47.24115937" calcext:value-type="float">
            <text:p>47.24115937</text:p>
          </table:table-cell>
        </table:table-row>
        <table:table-row table:style-name="ro1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15.92069786" calcext:value-type="float">
            <text:p>15.92069786</text:p>
          </table:table-cell>
        </table:table-row>
        <table:table-row table:style-name="ro1"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8.02182405" calcext:value-type="float">
            <text:p>8.02182405</text:p>
          </table:table-cell>
        </table:table-row>
        <table:table-row table:style-name="ro1"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7.31287388" calcext:value-type="float">
            <text:p>7.31287388</text:p>
          </table:table-cell>
        </table:table-row>
        <table:table-row table:style-name="ro1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6.71371539" calcext:value-type="float">
            <text:p>6.71371539</text:p>
          </table:table-cell>
        </table:table-row>
        <table:table-row table:style-name="ro1"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5.26826241" calcext:value-type="float">
            <text:p>5.26826241</text:p>
          </table:table-cell>
        </table:table-row>
        <table:table-row table:style-name="ro1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5.01325816" calcext:value-type="float">
            <text:p>5.01325816</text:p>
          </table:table-cell>
        </table:table-row>
        <table:table-row table:style-name="ro1"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4.61360092" calcext:value-type="float">
            <text:p>4.61360092</text:p>
          </table:table-cell>
        </table:table-row>
        <table:table-row table:style-name="ro1"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3241903" calcext:value-type="float">
            <text:p>4.3241903</text:p>
          </table:table-cell>
        </table:table-row>
        <table:table-row table:style-name="ro2">
          <table:table-cell/>
          <table:table-cell office:value-type="string" calcext:value-type="string">
            <text:p>SUM</text:p>
          </table:table-cell>
          <table:table-cell table:formula="of:=SUM([.C2:.C10])" office:value-type="float" office:value="104.42958234" calcext:value-type="float">
            <text:p>104.42958234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urt20" table:style-name="ta20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BRWhite</text:p>
          </table:table-cell>
          <table:table-cell/>
          <table:table-cell table:style-name="ce1" office:value-type="float" office:value="47.24115937" calcext:value-type="float">
            <text:p>47.24115937</text:p>
          </table:table-cell>
        </table:table-row>
        <table:table-row table:style-name="ro1"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18.77556453" calcext:value-type="float">
            <text:p>18.77556453</text:p>
          </table:table-cell>
        </table:table-row>
        <table:table-row table:style-name="ro1"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11.27081537" calcext:value-type="float">
            <text:p>11.27081537</text:p>
          </table:table-cell>
        </table:table-row>
        <table:table-row table:style-name="ro1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9.89680504" calcext:value-type="float">
            <text:p>9.89680504</text:p>
          </table:table-cell>
        </table:table-row>
        <table:table-row table:style-name="ro1"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9.6162139" calcext:value-type="float">
            <text:p>9.6162139</text:p>
          </table:table-cell>
        </table:table-row>
        <table:table-row table:style-name="ro1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8.2375485" calcext:value-type="float">
            <text:p>8.2375485</text:p>
          </table:table-cell>
        </table:table-row>
        <table:table-row table:style-name="ro1"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8.15352422" calcext:value-type="float">
            <text:p>8.15352422</text:p>
          </table:table-cell>
        </table:table-row>
        <table:table-row table:style-name="ro1"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6.93518413" calcext:value-type="float">
            <text:p>6.93518413</text:p>
          </table:table-cell>
        </table:table-row>
        <table:table-row table:style-name="ro1"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6.52515135" calcext:value-type="float">
            <text:p>6.52515135</text:p>
          </table:table-cell>
        </table:table-row>
        <table:table-row table:style-name="ro2">
          <table:table-cell/>
          <table:table-cell office:value-type="string" calcext:value-type="string">
            <text:p>SUM</text:p>
          </table:table-cell>
          <table:table-cell table:formula="of:=SUM([.C2:.C10])" office:value-type="float" office:value="126.65196641" calcext:value-type="float">
            <text:p>126.65196641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urt21" table:style-name="ta2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HABlackmun</text:p>
          </table:table-cell>
          <table:table-cell/>
          <table:table-cell table:style-name="ce1" office:value-type="float" office:value="47.24115937" calcext:value-type="float">
            <text:p>47.24115937</text:p>
          </table:table-cell>
        </table:table-row>
        <table:table-row table:style-name="ro1"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12.85364259" calcext:value-type="float">
            <text:p>12.85364259</text:p>
          </table:table-cell>
        </table:table-row>
        <table:table-row table:style-name="ro1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6.7701767" calcext:value-type="float">
            <text:p>6.7701767</text:p>
          </table:table-cell>
        </table:table-row>
        <table:table-row table:style-name="ro1"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6.07908732" calcext:value-type="float">
            <text:p>6.07908732</text:p>
          </table:table-cell>
        </table:table-row>
        <table:table-row table:style-name="ro1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5.62900245" calcext:value-type="float">
            <text:p>5.62900245</text:p>
          </table:table-cell>
        </table:table-row>
        <table:table-row table:style-name="ro1"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43170607" calcext:value-type="float">
            <text:p>5.43170607</text:p>
          </table:table-cell>
        </table:table-row>
        <table:table-row table:style-name="ro1"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4.33471185" calcext:value-type="float">
            <text:p>4.33471185</text:p>
          </table:table-cell>
        </table:table-row>
        <table:table-row table:style-name="ro1"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13770548" calcext:value-type="float">
            <text:p>4.13770548</text:p>
          </table:table-cell>
        </table:table-row>
        <table:table-row table:style-name="ro1"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3.64003495" calcext:value-type="float">
            <text:p>3.64003495</text:p>
          </table:table-cell>
        </table:table-row>
        <table:table-row table:style-name="ro2">
          <table:table-cell/>
          <table:table-cell office:value-type="string" calcext:value-type="string">
            <text:p>SUM</text:p>
          </table:table-cell>
          <table:table-cell table:formula="of:=SUM([.C2:.C10])" office:value-type="float" office:value="96.11722678" calcext:value-type="float">
            <text:p>96.11722678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urt22" table:style-name="ta22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WHRehnquist</text:p>
          </table:table-cell>
          <table:table-cell/>
          <table:table-cell table:style-name="ce1" office:value-type="float" office:value="47.24115937" calcext:value-type="float">
            <text:p>47.24115937</text:p>
          </table:table-cell>
        </table:table-row>
        <table:table-row table:style-name="ro1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42.93239566" calcext:value-type="float">
            <text:p>42.93239566</text:p>
          </table:table-cell>
        </table:table-row>
        <table:table-row table:style-name="ro1"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21.18256598" calcext:value-type="float">
            <text:p>21.18256598</text:p>
          </table:table-cell>
        </table:table-row>
        <table:table-row table:style-name="ro1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18.45394886" calcext:value-type="float">
            <text:p>18.45394886</text:p>
          </table:table-cell>
        </table:table-row>
        <table:table-row table:style-name="ro1"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17.23337826" calcext:value-type="float">
            <text:p>17.23337826</text:p>
          </table:table-cell>
        </table:table-row>
        <table:table-row table:style-name="ro1"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15.7539483" calcext:value-type="float">
            <text:p>15.7539483</text:p>
          </table:table-cell>
        </table:table-row>
        <table:table-row table:style-name="ro1"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14.27761273" calcext:value-type="float">
            <text:p>14.27761273</text:p>
          </table:table-cell>
        </table:table-row>
        <table:table-row table:style-name="ro1"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13.07117507" calcext:value-type="float">
            <text:p>13.07117507</text:p>
          </table:table-cell>
        </table:table-row>
        <table:table-row table:style-name="ro1"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11.36964069" calcext:value-type="float">
            <text:p>11.36964069</text:p>
          </table:table-cell>
        </table:table-row>
        <table:table-row table:style-name="ro2">
          <table:table-cell/>
          <table:table-cell office:value-type="string" calcext:value-type="string">
            <text:p>SUM</text:p>
          </table:table-cell>
          <table:table-cell table:formula="of:=SUM([.C2:.C10])" office:value-type="float" office:value="201.51582492" calcext:value-type="float">
            <text:p>201.51582492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urt23" table:style-name="ta23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47.24115937" calcext:value-type="float">
            <text:p>47.24115937</text:p>
          </table:table-cell>
        </table:table-row>
        <table:table-row table:style-name="ro1">
          <table:table-cell table:style-name="ce1" office:value-type="string" calcext:value-type="string">
            <text:p>SDOConnor</text:p>
          </table:table-cell>
          <table:table-cell/>
          <table:table-cell table:style-name="ce1" office:value-type="float" office:value="4.82046198" calcext:value-type="float">
            <text:p>4.82046198</text:p>
          </table:table-cell>
        </table:table-row>
        <table:table-row table:style-name="ro1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3.26368296" calcext:value-type="float">
            <text:p>3.26368296</text:p>
          </table:table-cell>
        </table:table-row>
        <table:table-row table:style-name="ro1"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3.06331656" calcext:value-type="float">
            <text:p>3.06331656</text:p>
          </table:table-cell>
        </table:table-row>
        <table:table-row table:style-name="ro1"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2.1527476" calcext:value-type="float">
            <text:p>2.1527476</text:p>
          </table:table-cell>
        </table:table-row>
        <table:table-row table:style-name="ro1"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1.43551549" calcext:value-type="float">
            <text:p>1.43551549</text:p>
          </table:table-cell>
        </table:table-row>
        <table:table-row table:style-name="ro1"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1.12102197" calcext:value-type="float">
            <text:p>1.12102197</text:p>
          </table:table-cell>
        </table:table-row>
        <table:table-row table:style-name="ro1"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0.67681901" calcext:value-type="float">
            <text:p>0.67681901</text:p>
          </table:table-cell>
        </table:table-row>
        <table:table-row table:style-name="ro1"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0.50958841" calcext:value-type="float">
            <text:p>0.50958841</text:p>
          </table:table-cell>
        </table:table-row>
        <table:table-row table:style-name="ro2">
          <table:table-cell/>
          <table:table-cell office:value-type="string" calcext:value-type="string">
            <text:p>SUM</text:p>
          </table:table-cell>
          <table:table-cell table:formula="of:=SUM([.C2:.C10])" office:value-type="float" office:value="64.28431335" calcext:value-type="float">
            <text:p>64.28431335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urt24" table:style-name="ta24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47.24115937" calcext:value-type="float">
            <text:p>47.24115937</text:p>
          </table:table-cell>
        </table:table-row>
        <table:table-row table:style-name="ro1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26.11103793" calcext:value-type="float">
            <text:p>26.11103793</text:p>
          </table:table-cell>
        </table:table-row>
        <table:table-row table:style-name="ro1"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12.4369054" calcext:value-type="float">
            <text:p>12.4369054</text:p>
          </table:table-cell>
        </table:table-row>
        <table:table-row table:style-name="ro1">
          <table:table-cell table:style-name="ce1" office:value-type="string" calcext:value-type="string">
            <text:p>DHSouter</text:p>
          </table:table-cell>
          <table:table-cell/>
          <table:table-cell table:style-name="ce1" office:value-type="float" office:value="9.66847861" calcext:value-type="float">
            <text:p>9.66847861</text:p>
          </table:table-cell>
        </table:table-row>
        <table:table-row table:style-name="ro1"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9.45331811" calcext:value-type="float">
            <text:p>9.45331811</text:p>
          </table:table-cell>
        </table:table-row>
        <table:table-row table:style-name="ro1"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9.05545846" calcext:value-type="float">
            <text:p>9.05545846</text:p>
          </table:table-cell>
        </table:table-row>
        <table:table-row table:style-name="ro1"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8.43379151" calcext:value-type="float">
            <text:p>8.43379151</text:p>
          </table:table-cell>
        </table:table-row>
        <table:table-row table:style-name="ro1"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7.67946413" calcext:value-type="float">
            <text:p>7.67946413</text:p>
          </table:table-cell>
        </table:table-row>
        <table:table-row table:style-name="ro1"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6.26941536" calcext:value-type="float">
            <text:p>6.26941536</text:p>
          </table:table-cell>
        </table:table-row>
        <table:table-row table:style-name="ro2">
          <table:table-cell/>
          <table:table-cell office:value-type="string" calcext:value-type="string">
            <text:p>SUM</text:p>
          </table:table-cell>
          <table:table-cell table:formula="of:=SUM([.C2:.C10])" office:value-type="float" office:value="136.34902888" calcext:value-type="float">
            <text:p>136.34902888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urt25" table:style-name="ta25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47.24115937" calcext:value-type="float">
            <text:p>47.24115937</text:p>
          </table:table-cell>
        </table:table-row>
        <table:table-row table:style-name="ro1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10.16040789" calcext:value-type="float">
            <text:p>10.16040789</text:p>
          </table:table-cell>
        </table:table-row>
        <table:table-row table:style-name="ro1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5.70704011" calcext:value-type="float">
            <text:p>5.70704011</text:p>
          </table:table-cell>
        </table:table-row>
        <table:table-row table:style-name="ro1"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5.37184841" calcext:value-type="float">
            <text:p>5.37184841</text:p>
          </table:table-cell>
        </table:table-row>
        <table:table-row table:style-name="ro1"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4.50726348" calcext:value-type="float">
            <text:p>4.50726348</text:p>
          </table:table-cell>
        </table:table-row>
        <table:table-row table:style-name="ro1"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4.06235896" calcext:value-type="float">
            <text:p>4.06235896</text:p>
          </table:table-cell>
        </table:table-row>
        <table:table-row table:style-name="ro1"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3.51156432" calcext:value-type="float">
            <text:p>3.51156432</text:p>
          </table:table-cell>
        </table:table-row>
        <table:table-row table:style-name="ro1"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3.00000184" calcext:value-type="float">
            <text:p>3.00000184</text:p>
          </table:table-cell>
        </table:table-row>
        <table:table-row table:style-name="ro1">
          <table:table-cell table:style-name="ce1" office:value-type="string" calcext:value-type="string">
            <text:p>SSotomayor</text:p>
          </table:table-cell>
          <table:table-cell/>
          <table:table-cell table:style-name="ce1" office:value-type="float" office:value="2.39919729" calcext:value-type="float">
            <text:p>2.39919729</text:p>
          </table:table-cell>
        </table:table-row>
        <table:table-row table:style-name="ro2">
          <table:table-cell/>
          <table:table-cell office:value-type="string" calcext:value-type="string">
            <text:p>SUM</text:p>
          </table:table-cell>
          <table:table-cell table:formula="of:=SUM([.C2:.C10])" office:value-type="float" office:value="85.96084167" calcext:value-type="float">
            <text:p>85.96084167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urt26" table:style-name="ta26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47.24115937" calcext:value-type="float">
            <text:p>47.24115937</text:p>
          </table:table-cell>
        </table:table-row>
        <table:table-row table:style-name="ro1">
          <table:table-cell table:style-name="ce1" office:value-type="string" calcext:value-type="string">
            <text:p>JPStevens</text:p>
          </table:table-cell>
          <table:table-cell/>
          <table:table-cell table:style-name="ce1" office:value-type="float" office:value="7.5946994" calcext:value-type="float">
            <text:p>7.5946994</text:p>
          </table:table-cell>
        </table:table-row>
        <table:table-row table:style-name="ro1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4.39949821" calcext:value-type="float">
            <text:p>4.39949821</text:p>
          </table:table-cell>
        </table:table-row>
        <table:table-row table:style-name="ro1"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3.98194031" calcext:value-type="float">
            <text:p>3.98194031</text:p>
          </table:table-cell>
        </table:table-row>
        <table:table-row table:style-name="ro1"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2.8096226" calcext:value-type="float">
            <text:p>2.8096226</text:p>
          </table:table-cell>
        </table:table-row>
        <table:table-row table:style-name="ro1"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2.54624643" calcext:value-type="float">
            <text:p>2.54624643</text:p>
          </table:table-cell>
        </table:table-row>
        <table:table-row table:style-name="ro1"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2.00095826" calcext:value-type="float">
            <text:p>2.00095826</text:p>
          </table:table-cell>
        </table:table-row>
        <table:table-row table:style-name="ro1"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1.56509002" calcext:value-type="float">
            <text:p>1.56509002</text:p>
          </table:table-cell>
        </table:table-row>
        <table:table-row table:style-name="ro1">
          <table:table-cell table:style-name="ce1" office:value-type="string" calcext:value-type="string">
            <text:p>SSotomayor</text:p>
          </table:table-cell>
          <table:table-cell/>
          <table:table-cell table:style-name="ce1" office:value-type="float" office:value="1.25006373" calcext:value-type="float">
            <text:p>1.25006373</text:p>
          </table:table-cell>
        </table:table-row>
        <table:table-row table:style-name="ro2">
          <table:table-cell/>
          <table:table-cell office:value-type="string" calcext:value-type="string">
            <text:p>SUM</text:p>
          </table:table-cell>
          <table:table-cell table:formula="of:=SUM([.C2:.C10])" office:value-type="float" office:value="73.38927833" calcext:value-type="float">
            <text:p>73.38927833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urt27" table:style-name="ta27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JGRoberts</text:p>
          </table:table-cell>
          <table:table-cell/>
          <table:table-cell table:style-name="ce1" office:value-type="float" office:value="47.24115937" calcext:value-type="float">
            <text:p>47.24115937</text:p>
          </table:table-cell>
        </table:table-row>
        <table:table-row table:style-name="ro1">
          <table:table-cell table:style-name="ce1" office:value-type="string" calcext:value-type="string">
            <text:p>AScalia</text:p>
          </table:table-cell>
          <table:table-cell/>
          <table:table-cell table:style-name="ce1" office:value-type="float" office:value="28.50763148" calcext:value-type="float">
            <text:p>28.50763148</text:p>
          </table:table-cell>
        </table:table-row>
        <table:table-row table:style-name="ro1">
          <table:table-cell table:style-name="ce1" office:value-type="string" calcext:value-type="string">
            <text:p>AMKennedy</text:p>
          </table:table-cell>
          <table:table-cell/>
          <table:table-cell table:style-name="ce1" office:value-type="float" office:value="14.06833614" calcext:value-type="float">
            <text:p>14.06833614</text:p>
          </table:table-cell>
        </table:table-row>
        <table:table-row table:style-name="ro1">
          <table:table-cell table:style-name="ce1" office:value-type="string" calcext:value-type="string">
            <text:p>CThomas</text:p>
          </table:table-cell>
          <table:table-cell/>
          <table:table-cell table:style-name="ce1" office:value-type="float" office:value="12.03401999" calcext:value-type="float">
            <text:p>12.03401999</text:p>
          </table:table-cell>
        </table:table-row>
        <table:table-row table:style-name="ro1">
          <table:table-cell table:style-name="ce1" office:value-type="string" calcext:value-type="string">
            <text:p>RBGinsburg</text:p>
          </table:table-cell>
          <table:table-cell/>
          <table:table-cell table:style-name="ce1" office:value-type="float" office:value="11.28701839" calcext:value-type="float">
            <text:p>11.28701839</text:p>
          </table:table-cell>
        </table:table-row>
        <table:table-row table:style-name="ro1">
          <table:table-cell table:style-name="ce1" office:value-type="string" calcext:value-type="string">
            <text:p>SGBreyer</text:p>
          </table:table-cell>
          <table:table-cell/>
          <table:table-cell table:style-name="ce1" office:value-type="float" office:value="10.52572159" calcext:value-type="float">
            <text:p>10.52572159</text:p>
          </table:table-cell>
        </table:table-row>
        <table:table-row table:style-name="ro1">
          <table:table-cell table:style-name="ce1" office:value-type="string" calcext:value-type="string">
            <text:p>SAAlito</text:p>
          </table:table-cell>
          <table:table-cell/>
          <table:table-cell table:style-name="ce1" office:value-type="float" office:value="10.07075985" calcext:value-type="float">
            <text:p>10.07075985</text:p>
          </table:table-cell>
        </table:table-row>
        <table:table-row table:style-name="ro1">
          <table:table-cell table:style-name="ce1" office:value-type="string" calcext:value-type="string">
            <text:p>SSotomayor</text:p>
          </table:table-cell>
          <table:table-cell/>
          <table:table-cell table:style-name="ce1" office:value-type="float" office:value="9.05701578" calcext:value-type="float">
            <text:p>9.05701578</text:p>
          </table:table-cell>
        </table:table-row>
        <table:table-row table:style-name="ro1">
          <table:table-cell table:style-name="ce1" office:value-type="string" calcext:value-type="string">
            <text:p>EKagan</text:p>
          </table:table-cell>
          <table:table-cell/>
          <table:table-cell table:style-name="ce1" office:value-type="float" office:value="8.19846037" calcext:value-type="float">
            <text:p>8.19846037</text:p>
          </table:table-cell>
        </table:table-row>
        <table:table-row table:style-name="ro2">
          <table:table-cell/>
          <table:table-cell table:style-name="ce2" office:value-type="string" calcext:value-type="string">
            <text:p>SUM</text:p>
          </table:table-cell>
          <table:table-cell table:formula="of:=SUM([.C2:.C10])" office:value-type="float" office:value="150.99012296" calcext:value-type="float">
            <text:p>150.99012296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8" table:style-name="ta28">
        <office:forms form:automatic-focus="false" form:apply-design-mode="false"/>
        <table:table-column table:style-name="co1" table:number-columns-repeated="3" table:default-cell-style-name="Default"/>
        <table:table-row table:style-name="ro3">
          <table:table-cell table:number-columns-repeated="3"/>
        </table:table-row>
        <table:table-row table:style-name="ro3">
          <table:table-cell table:number-columns-repeated="2"/>
          <table:table-cell office:value-type="float" office:value="47.24115937" calcext:value-type="float">
            <text:p>47.24115937</text:p>
          </table:table-cell>
        </table:table-row>
        <table:table-row table:style-name="ro3" table:number-rows-repeated="8">
          <table:table-cell table:number-columns-repeated="3"/>
        </table:table-row>
        <table:table-row table:style-name="ro2">
          <table:table-cell/>
          <table:table-cell office:value-type="string" calcext:value-type="string">
            <text:p>SUM</text:p>
          </table:table-cell>
          <table:table-cell table:formula="of:=SUM([.C2:.C10])" office:value-type="float" office:value="47.24115937" calcext:value-type="float">
            <text:p>47.241159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rt1" style:display-name="PageStyle_Cour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" style:display-name="PageStyle_Court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3" style:display-name="PageStyle_Court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4" style:display-name="PageStyle_Court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5" style:display-name="PageStyle_Court5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6" style:display-name="PageStyle_Court6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7" style:display-name="PageStyle_Court7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8" style:display-name="PageStyle_Court8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9" style:display-name="PageStyle_Court9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0" style:display-name="PageStyle_Court10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1" style:display-name="PageStyle_Court1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2" style:display-name="PageStyle_Court1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3" style:display-name="PageStyle_Court1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4" style:display-name="PageStyle_Court1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5" style:display-name="PageStyle_Court15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6" style:display-name="PageStyle_Court16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7" style:display-name="PageStyle_Court17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8" style:display-name="PageStyle_Court18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19" style:display-name="PageStyle_Court19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0" style:display-name="PageStyle_Court20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1" style:display-name="PageStyle_Court2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2" style:display-name="PageStyle_Court2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3" style:display-name="PageStyle_Court23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4" style:display-name="PageStyle_Court24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5" style:display-name="PageStyle_Court25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6" style:display-name="PageStyle_Court26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Court27" style:display-name="PageStyle_Court27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5T13:48:09.539466486</dc:date>
    <meta:editing-duration>PT3M47S</meta:editing-duration>
    <meta:editing-cycles>1</meta:editing-cycles>
    <meta:document-statistic meta:table-count="28" meta:cell-count="543" meta:object-count="0"/>
    <meta:generator>LibreOffice/5.1.6.2$Linux_X86_64 LibreOffice_project/10m0$Build-2</meta:generator>
  </office:meta>
</office:document-meta>
</file>